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d10b" officeooo:paragraph-rsid="001ed10b"/>
    </style:style>
    <style:style style:name="P2" style:family="paragraph" style:parent-style-name="Standard">
      <style:text-properties officeooo:rsid="0024f4c3" officeooo:paragraph-rsid="0024f4c3"/>
    </style:style>
    <style:style style:name="P3" style:family="paragraph" style:parent-style-name="Standard">
      <style:text-properties officeooo:rsid="0027f81c" officeooo:paragraph-rsid="0027f81c"/>
    </style:style>
    <style:style style:name="P4" style:family="paragraph" style:parent-style-name="Standard">
      <style:text-properties officeooo:rsid="002119e7" officeooo:paragraph-rsid="002119e7"/>
    </style:style>
    <style:style style:name="P5" style:family="paragraph" style:parent-style-name="Standard">
      <style:text-properties officeooo:rsid="001fe391" officeooo:paragraph-rsid="001fe391"/>
    </style:style>
    <style:style style:name="P6" style:family="paragraph" style:parent-style-name="Standard">
      <style:text-properties officeooo:rsid="00216943" officeooo:paragraph-rsid="00216943"/>
    </style:style>
    <style:style style:name="P7" style:family="paragraph" style:parent-style-name="Standard">
      <style:text-properties fo:font-style="normal" officeooo:rsid="002bdcb1" officeooo:paragraph-rsid="00216943" style:font-style-asian="normal" style:font-style-complex="normal"/>
    </style:style>
    <style:style style:name="T1" style:family="text">
      <style:text-properties officeooo:rsid="0024f4c3"/>
    </style:style>
    <style:style style:name="T2" style:family="text">
      <style:text-properties officeooo:rsid="0023c3f6"/>
    </style:style>
    <style:style style:name="T3" style:family="text">
      <style:text-properties officeooo:rsid="00290b5c"/>
    </style:style>
    <style:style style:name="T4" style:family="text">
      <style:text-properties officeooo:rsid="002ad5e5"/>
    </style:style>
    <style:style style:name="T5" style:family="text">
      <style:text-properties officeooo:rsid="002bdcb1"/>
    </style:style>
    <style:style style:name="T6" style:family="text">
      <style:text-properties fo:font-style="italic" officeooo:rsid="002bdcb1"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pper notes</text:p>
      <text:p text:style-name="P1"/>
      <text:p text:style-name="P2">LISTEN – These are excerpts from a period account from the ship Osceola that I found interesting that we can use as INSPIRATION for Clay’s fictional voyage on the Angel Gabriel. I don’t care about any particular detail. Passenger inconvenience is gold. Worrying about the owner like some HOA is not interesting or thematically correct.</text:p>
      <text:p text:style-name="P2"/>
      <text:p text:style-name="P3">LISTEN - <text:s/>I do not want you to flog my themes for me. I’ll flog them at a time and place of my choosing.</text:p>
      <text:p text:style-name="P2"><text:s/></text:p>
      <text:p text:style-name="P1"/>
      <text:p text:style-name="P4"><text:span text:style-name="T1">Their friends </text:span>came to see him off. He struggled with the chest on the gangplank, but managed to pull it over the gunwhale himself, and down into the below decks </text:p>
      <text:p text:style-name="P1"/>
      <text:p text:style-name="P5">The air was cold, and there was no fire in the cabins or in steerage, so he shivered through the night in his small cabin.</text:p>
      <text:p text:style-name="P5"/>
      <text:p text:style-name="P6">The ice-boat escorted them out</text:p>
      <text:p text:style-name="P6"/>
      <text:p text:style-name="P6">65 passengers, 15 crew, 80 souls on board</text:p>
      <text:p text:style-name="P6"/>
      <text:p text:style-name="P6">Anchored in the bay over 35 fathoms of chain</text:p>
      <text:p text:style-name="P6"/>
      <text:p text:style-name="P6">three hearty cheers from the passengers, and when his boat receded from our view the last link that bound us to terra jirma was severed. A fine breeze springing up toward night enabled us to lay our course and scud along at the rate of ten knots an hour. Strong breeze from N. W. Clear and cold.</text:p>
      <text:p text:style-name="P6"/>
      <text:p text:style-name="P6">still fair, but the weather is cloudy and cold. Of the sixty-five passengers, all are sea-sick with the exception of three. The lee-rail is completely lined with demoralized passengers, who are paying their tribute to old Neptune.</text:p>
      <text:p text:style-name="P6"/>
      <text:p text:style-name="P6">I remained in my berth all day. Considerable excitement was caused today in consequence of the man at the wheel being found slightly inebriated. This led to an investigation of the matter, and in searching the forecastle a jug of whisky was found in the chest of one of the sailors, which the Captain ordered thrown overboard.</text:p>
      <text:p text:style-name="P6"/>
      <text:p text:style-name="P6">This morning wind light and baffling, being barely sufficient to keep the brig steady. At ten o'clock, A. M., passed the ship St. Louis, bound west. Sea-sick passengers look better this mornin&lt;r. Those that are able to crawl out of their berths are on the pooj^-deck taking the benefit of a little sunshine.</text:p>
      <text:p text:style-name="P6"/>
      <text:p text:style-name="P6">The wind has been blowing a j^erfect gale from S. S. E. since midnight; brig laboring and straining very much, and shij^ping heavy seas</text:p>
      <text:p text:style-name="P6"/>
      <text:p text:style-name="P6">No cooking and but little eating done to-day in consequence of the galley having been unshipped by a heavy sea</text:p>
      <text:p text:style-name="P6"/>
      <text:p text:style-name="P6">Cook's galley fitted up to-day ; started a fire, and the cook commenced oj^erations in the culinary line. The steerage passengers com2:&gt;lain bitterly of a scanty allowance of food, also of the manner in which it is cooked. A small codfish and two dozen potatoes were served up to-day for dinner for thirty-six steerage passengers. This circumstance being reported to the Caj)tain, he j)romises that all shall be right on this score hereafter</text:p>
      <text:p text:style-name="P6"/>
      <text:p text:style-name="P6"><text:soft-page-break/>Have had several light showers during the day, but the atmosphere is delightful. The passengers have nearly all recovered from their sea-sickness, and are lounging about the decks amusing themselves in various ways. They have not yet gotten their sea-legs on, consequently, cannot walk about the decks very readily. Passed a brig to-day, bound west, but could not make her out.</text:p>
      <text:p text:style-name="P6"/>
      <text:p text:style-name="P6">Several of the steerage passengers have spread their mattresses and blankets on deck for the purpose of drying them in the sun. Owing to the leaky condition of the deck, the upper tier of steerage berths have been saturated with w^ater since leaving</text:p>
      <text:p text:style-name="P6"/>
      <text:p text:style-name="P6">The Captain and second mate had an altercation this morning, in wdiicli they called each other everything but gentlemen. This war of words ended by the Captain sending the mate below and putting him off duty. Passed three vessels during the day</text:p>
      <text:p text:style-name="P6"/>
      <text:p text:style-name="P6"><text:s/>Fine breeze from the N. E. and weather clear. All sails set by the wind. The steerage passengers still complain of their accommodations. They have been grossly imposed upon by Burling &amp; Dixon, owners of the brig. A large portion of the steerage is occupied with freight and luggage belonging to the cabin passen-</text:p>
      <text:p text:style-name="P6"/>
      <text:p text:style-name="P6">gers. Bills of lading having been executed for the freight it should have been stored in the hold of the brig or left on shore. A flying-fish was found on deck this morning, it having flown on board durino; the nic-lit. It was cooked and eaten by one of the j^assenger</text:p>
      <text:p text:style-name="P6"/>
      <text:p text:style-name="P6">Brig laboring and straining very much, and shipping heavy seas. The jib was split to-day during a severe squall. The steerage passengers assisted the crew in shortening sai</text:p>
      <text:p text:style-name="P6"/>
      <text:p text:style-name="P6">Afternoon, light squalls accompanied by rain. For several days past, a few of the steerage passengers have been in favor of having their rations weighed ont, wdiile others have opposed the measure. This morning the Captain gave the first mate orders to serve out naval rations to the steerage passengers until further orders. Passengers and crew served with water this morning — three quarts to each person. This afternoon the crew removed the " iceboards " from the bow of the brig.</text:p>
      <text:p text:style-name="P6"/>
      <text:p text:style-name="P6">At daylight this morning the wind suddenly increased to a gale. We were comj^elled to hard-up the helm in order to get the canvas off the brig. At eight o'clock, A. M., hove to under close-reefed maintop-sail and stay-sail, with a heavy sea running, wdiicli caused the brig to strain very much. To add to our peril, the foi'ward cabin now began to work with the strain of the deck-load. The safety of the brig compelled the Captain to give orders to heave overboard the principal part of the deck-load to ease her. With the exception of a few ship's stores, it belonged to the passengers, and consisted of provisions, brandy, house-frames and gold-washers. Unfortunately, several of the passengers had their entire freight on deck, consisting of j^rovisions for their subsistence in California. Poor fellows ! they will be in a sad plight on arriving in iSan Francisco, almost penni</text:p>
      <text:p text:style-name="P6">less and without provision</text:p>
      <text:p text:style-name="P6"/>
      <text:p text:style-name="P6">When the steerage berths were taken, a table was fitted up for the use of the j)assengers, at which thirty persons could be comfortably seated, and the steerage was tolerably Avell lighted by skylights. When the Osceola was on the eve of leaving the j)ort of Philadelphia, the table and seats were removed by order of the owners of the brig, and the space occupied by them stowed with cases chests and trunks, a large ^^oi'tion of which belonged to the cabin passengers ; consequently, the steerage j^assengers have been compelled to mess on chicken-coops, pig-pens, water-casks and trunks, subjected to almost every imaginable inconvenience. In fact, the brig has been a perfect Hades since she sailed from Philadelphia. The steerage of the brig contains less than six hundred and fifty superficial feet, and there are forty-four souls, including mates, stewards and cooks, who <text:soft-page-break/>sleep in it, which is twelve persons more than is allowed by the laws of the United States to passenger vessels passing through the tropics</text:p>
      <text:p text:style-name="P6"/>
      <text:p text:style-name="P6">Eight o'clock, A. ]M., fine breeze from W. S. AV. and clear. Studding-sails set below and aloft, and brig making eight knots an hour, which is all we can get out of the old tub. This being duff-day, the flour and raisins were served out last evening to the caterers of the steerage messes for their duff. The ingredients were accordingly mixed and taken to the cook last evening in order that they might be put into the coppers early this morning to boil for dinner ; but the boys, on going to the galley for their coffee, were taken all aback by the cook's presenting them with their duff for breakfast, piping hot, a mistake chargeable to the misplaced zeal of the son of a sea-cook ! The circumstance was reported to the Captain, who gave the cook orders in future not to boil duff for breakfast!</text:p>
      <text:p text:style-name="P6"/>
      <text:p text:style-name="P6"><text:span text:style-name="T2">C</text:span>ommenced reading to-day a work entitled " What I Sa<text:span text:style-name="T2">w</text:span> in California," by Edwin Bryant, in which I am deeply interested. Mr. Bryant traveled the overland route to California, via Independence, Missouri; and I regret very much that I did not take the same route in preference to this, via Cape Horn. Descrij)tions of a "life on the ocean wave" read very prettily on shore, but the reality of a sea voyage speedily dispels the romance.<text:span text:style-name="T2">\</text:span></text:p>
      <text:p text:style-name="P6"/>
      <text:p text:style-name="P6">Fine breeze from W. S. W., w^eather clear and ^^leasant. Passengers assisted the crew in breaking out the main-hold for w\ater and provisions. Found the water in two of the casks nearly half leaked out, which fully confirms in my mind a previously-expressed opinion that we shall run short of fresh water before reaching Rio de Janeiro. Several of the passengers have already become weary of a sea voyage, and have been talking very strongly to-day of leaving the Osceola at Bio, crossing the Andes to Valparaiso, and awaiting there the arrival of the brig, thus avoiding the passage around Cape Horn. I consider the project an insane one, one which I would not attempt for any earthly consideration, and shall use my best endeavors to dissuade others from hazarding their lives-in an undertaking so futile and foolhardy.</text:p>
      <text:p text:style-name="P6"/>
      <text:p text:style-name="P6">More leaky casks found, in consequence of which the Captain has put all hands on an allowance of five pints of water to each person. Yesterday, we struck the " trades," in longitude 37° 20. Distance sailed, 182 miles.</text:p>
      <text:p text:style-name="P6"/>
      <text:p text:style-name="P6">The cabin passengers have been growling for some time about their miserable accommodations, and to-day have declared war to the knife. They have resolved to hold an indignation meeting, and on their arrival at Kio de Janeiro to report the proceedings with their grievances to the American consul at that port, and ask his interference in the matter. They swear by all the saints in the calendar that the Osceola shall not leave Kio until matters are adjusted to their entire satisfaction. Both cabin and steerage passengers have much cause for complaint, and I sincerely hope that justice may be done to all on board before the Osceola leaves <text:span text:style-name="T1">Rio</text:span></text:p>
      <text:p text:style-name="P6"/>
      <text:p text:style-name="P6">We crossed the Tropic of Cancer to-day and may expect excessively hot weather until we cross Capricorn. Last evening an altercation occurred between the Captain and first mate, Mr. Howell, in relation to the pumps, which resulted in the latter being put off duty. During the controversy they were not very choice in their selections from the King's English. The opinions of the passengers, in relation to this matter, appear to be about equally divided, although I am inclined to the belief that were a vote of all on board registered, a majority would be found in favor of the mate.</text:p>
      <text:p text:style-name="P6"/>
      <text:p text:style-name="P6">The Captain flogged one of the sailors this morning for a trifling misdemeanor, and the passengers have been gathered in knots about the deck, during the forenoon, discussing the matter. The majority appear to be opposed to corporeal punishment, but are willing to admit that the safety of the brig depends on the maintenance of strict discipline.</text:p>
      <text:p text:style-name="P6"/>
      <text:p text:style-name="P6"><text:soft-page-break/>During the twenty-four hours ending at twelve o'clock,.M-j to-day, the Osceola has sailed 205 miles, being a greater distance than she has made during any previous day since leaving the Ca2")es of the Delaware, Three cheers for the Osceola ! She</text:p>
      <text:p text:style-name="P6">certainly smells land. Several flying-fisli came on board during last night. I have j^reserved one of their wings as a memento of the tropics</text:p>
      <text:p text:style-name="P6"/>
      <text:p text:style-name="P6">Although it has been hazy to-day, the weather has not been oppressive in consequence of the trade-winds, which in this latitude are bracing and invigorating. This morning, Mr. Howell, the first mate, presented me with a Bible, for which I feel very grateful. Law and physic have several votaries on board the Osceolay but divinity has not a single representative. During the day I have noticed several flocks of " Mother Gary's chickens" flying around the brig and skimming over the surface of the water. These little messengers of the deep are of the size and color of a swallow, and are regarded by most sailors with feelings of superstition and reverential awe. Some mariners fully believe them to be the winged spirits of their dej)arted comrades, and consider it a great sacrilege to attemj)t to capture or kill them <text:span text:style-name="T3">(Ed. – these are Petrels)</text:span></text:p>
      <text:p text:style-name="P6"/>
      <text:p text:style-name="P6">trade-winds the heat would be very oppressive. To-day the caterers of the steerage messes made a complaint to the Captain in relation to the quality and quantity of provisions received by them from the cook. He has promised to provide the steerage passengers with a cook and galley, on the arrival of the brig at Rio.</text:p>
      <text:p text:style-name="P6"/>
      <text:p text:style-name="P6">Owing to the excessive heat, I slept very little last night, and throughout the day the weather has been very oppressive. Several of the passengers remained on deck last night rather than submit to a vapor-bath in their berths. Took a salt-water bath this evening, and feel very much refreshed</text:p>
      <text:p text:style-name="P6"/>
      <text:p text:style-name="P6">When I went on deck, at six o'clock this morning, the wind was light and baffling, with every indication of a calm. The brig has not made more than four knots an hour during the night. At twelve o'clock, M., it was nearly a dead calm, and the sails flapped lazily against the masts. In the afternoon we had a light fall of rain, accompanied by baffling breezes. This forenoon saw a hermaphrodite brig steering south by west, probably bound for Rio de Janeiro.</text:p>
      <text:p text:style-name="P6"/>
      <text:p text:style-name="P6">afternoon ran into a school of skip-jacks, a species of the fumy tribe found in abundance in this latitude. They are about two feet in length when full grown, very plump, and of a deep purple color. The morning watch was kept by one of the ship's boys — a juvenile watch officer!</text:p>
      <text:p text:style-name="P6"/>
      <text:p text:style-name="P6">We have been becalmed all day within one hundred miles of the equator. Last night the weather was so excessively hot that a majority of the passengers slept on deck. During the night, four of the first cabin passengers, not having the fear of "delirium triangles" before their eyes, took it into their heads to have a jollification. They made night hideous with their drunken revelry, to the great annoyance and disgust of those who were more quietly disposed. To cap the climax, one of the revelers had an attack of mania apotii this morning, which I think will have a tendency to check his bacchanalian j^i'opensities in future.</text:p>
      <text:p text:style-name="P6"/>
      <text:p text:style-name="P6"><text:s/>AVe are still north of the equator, having been becalmed during last niglit and this forenoon. I slejit on top of the cabin last night with nothing but the canopy of heaven for coverinc;. Earlv this niornino; the mate cau2;lit an albicore, being the first fish caught with a hook and line during the passage, although several lines have been trailing over the stern of the brig the past ten days. During the last week we have seen small fish in</text:p>
      <text:p text:style-name="P6"/>
      <text:p text:style-name="P6">ACEOSS THE LINE. 43</text:p>
      <text:p text:style-name="P6"/>
      <text:p text:style-name="P6"><text:soft-page-break/>abundance, but tliey do not seem to be very hungry. It has been rainy and squally all the afternoon, still it remains very hot and oppressive</text:p>
      <text:p text:style-name="P6"/>
      <text:p text:style-name="P6"/>
      <text:p text:style-name="P6">Sunday, Feb. 18. — It rained incessantly throughout last night. It seemed as though the flood-gates of heaven had been opened especially for our benefit. The rain ceased at daylight, and a fresh breeze from W. S. W. has enabled us to glide along at the rate of seven knots an hour this forenoon. During the night we caught a barrel of rain-water, which has enabled the passengers to indulge in the luxury of a fresh-water wash — the first since leaving Philadelphia. This morning one of the j^assengers caught a bonito weighing thirty pounds, which was served up for dinner. A large school of blackfish ]3assed us this morning to the leeward, half a mile distant.</text:p>
      <text:p text:style-name="P6"/>
      <text:p text:style-name="P6">Yesterday evening a bark was discovered to the windward heading for <text:span text:style-name="T4">R</text:span>io. Early this morning we exchanged colors with her, and at ten o'clock, A. M., our stern boat was lowered and manned with 2:)assengers, for the purpose of boarding her. At one o'clock, P. M., our boat returned with a dozen passengers from the stranger, which proved to be the bark Croton,</text:p>
      <text:p text:style-name="P6"/>
      <text:p text:style-name="P6">an Francisco, with fifty-four passengers on board. During the afternoon, the boats of both vessels have been busily engaged carrying the passengers to and fro. " Some fifteen or twenty of the Crofon's passengers dined with us, and about the same number of our passengers partook of a collation on board that vessel. The wine bottle passed merrily around, and wit, sentiment and song imparted zest to the scene. Mirth and hilarity reigned pre-eminent, and everything went as</text:p>
      <text:p text:style-name="P6"/>
      <text:p text:style-name="P6">" Merry as a marriage bell,"</text:p>
      <text:p text:style-name="P6"/>
      <text:p text:style-name="P6">until toward night one of our passengers, who had imbibed too much whisky, kicked up a row on board the Croton, which resulted in his being brought on board the brig by his shipmates and placed in durance. The accommodations of the j)assenirers on board the Crotoii are most admirable. They are so much su2:)erior to ours, that one of our passengers offered f 150 to any one on board that vessel who would exchange berths with him. The offer was not accepted.</text:p>
      <text:p text:style-name="P6"/>
      <text:p text:style-name="P6">ast niglit, at twelve o'clock, we made the south-east " trades," and today we have been skimming along at the rate of six knots an hour. In consequence of the excessively hot weather, and want of exercise, two of the firstcabin passengers have had an attack of the rabies, and not having the fear of man before their eyes, have concluded to have coffee and pistols for two served up on their arrival in Kio. A challenge has been given and accepted, and all the preliminaries arranged by the seconds, to the apparent satisfaction of both parties.</text:p>
      <text:p text:style-name="P6"/>
      <text:p text:style-name="P6">" It lias a strange, quick jar upon the ear, That cocking of a pistol, when you know</text:p>
      <text:p text:style-name="P6"/>
      <text:p text:style-name="P6">A moment more will bring the sight to bear Upon your person, twelve yards off, or so ;</text:p>
      <text:p text:style-name="P6"/>
      <text:p text:style-name="P6">A gentlemanly distance, not too near, If you have got a former friend or foe ;</text:p>
      <text:p text:style-name="P6"/>
      <text:p text:style-name="P6">But after being fired at once or twice,</text:p>
      <text:p text:style-name="P6"/>
      <text:p text:style-name="P6">The car becomes more Irish, and less nice."</text:p>
      <text:p text:style-name="P6"/>
      <text:p text:style-name="P6"/>
      <text:p text:style-name="P6">The atmosphere is clear today, and the weather as balmy as a June day in Yankee land. The trade wind is wafting us along at the rate of eight knots an hour. The skirmish that commenced yesterday between the Captain and the steerage passengers, in relation to potatoes, assumed a more warlike <text:soft-page-break/>aspect this morning, and the old skipper has given orders to the cook to cook no more potatoes for the steerage passengers.</text:p>
      <text:p text:style-name="P6"/>
      <text:p text:style-name="P6">and totally nnfit to eommand a passenger vessel. The dinner for the steerage passengers to-day consisted of boiled codjixh and hard tach — all told ! If a more rascalhj dinner was ever placed before a like number of Christians when on a short allowance of water in a tropical climate, with the thermometer at 85° in the shade, and when surrounded with provisions in abundance, I have yet to learn Avliat it consisted of.</text:p>
      <text:p text:style-name="P6"/>
      <text:p text:style-name="P6">The truth of the matter is, there is the d to</text:p>
      <text:p text:style-name="P6"/>
      <text:p text:style-name="P6">pay, and no Irish potatoes to cancel the debt!</text:p>
      <text:p text:style-name="P6"/>
      <text:p text:style-name="P6">Our water, wliicli has been remarkably good until within the j^ast few days, is undergoing the process of fermentation, which renders it very unpalatable</text:p>
      <text:p text:style-name="P6"/>
      <text:p text:style-name="P6">Some old sails have been si:)read above our heads to-day as a substitute for an awning, and the passengers have been amusing themselves by playing cards, dominoes, backgammon, checkers, and reading, writing, singing, fiddling and dancing. The Captain being asleep and the first mate off duty, no observation was taken at meridian to-day ! To relieve the tedium of the voyage, the passengers have introduced a new game this afternoon — pitching <text:span text:style-name="T5">p</text:span>ennies, and while I am writing, the pennies are rattling on the deck over my head.</text:p>
      <text:p text:style-name="P6"/>
      <text:p text:style-name="P6">Gambling has again broken out on board the brig — this time, in the form of an epidemic. Poker, monte and "rattle-and-snap" have been the order of the day during the past week, and to-day, by way of change, two raffles came off, one for a gold guard-chain, and the other for a gold watch. Both prizes were won by the " gentlemen of honor," who are to partake of pistols and coffee for two on their arrival in Rio. The forward cabin and steerage passengers have been jilaying cards and dominoes for dinners, oranges and monkeys, to be purchased in Rio by the losing parties. If the bets are all 2:&gt;aid, there will be a scarcity of the raw material in the monkey market. A vessel was reported from the maintop this morning, bound north.</text:p>
      <text:p text:style-name="P6"/>
      <text:p text:style-name="P6">Friday, March 2. — This morning the rain poured down in torrents, accompanied by thunder and lio-htnino;. Just before the storm commenced two jack-o'-lanterns paid us a visit. One was stationed on the maintop-gallant-yard-arm, and the other</text:p>
      <text:p text:style-name="P6"/>
      <text:p text:style-name="P6">MESSENGERS FROM LAND. 53</text:p>
      <text:p text:style-name="P6"/>
      <text:p text:style-name="P6">Oil the fore-truck, where they remained until vanquished by the rain-storm. The storm has been succeeded by a calm, and disaj^pointment is depicted in the countenances of all on board. <text:span text:style-name="T6">(Ed. St. Elmo’s fire!!)</text:span></text:p>
      <text:p text:style-name="P7"/>
      <text:p text:style-name="P7">Early this morning a brown butterfly and a small land-bird came on board, and their visit was hailed with pleasure by all hands. The butterfly was retained a prisoner, but the little bird, after fluttering about the masts and rigging a few moments, bade us adieu, and turning his head in the direction of the land, was soon lost to view. During to-day the surface of the water has been covered with a green substance, not unlike that which may be seen on a frog-pond. The sperm-whale is said to subsist on this floating scum. If so, I imagine they will never be troubled with dyspej^sia or gout in consequence of high diet. This afternoon a sail was reported on our weather-bow, heading the same direction with us.</text:p>
      <text:p text:style-name="P7"/>
      <text:p text:style-name="P7"><text:soft-page-break/>At nine o'clock last night we made the light on Razor Island, at the entrance of the harbor of Rio. We continued our course toward the light until two o'clock this morning,</text:p>
      <text:p text:style-name="P7"/>
      <text:p text:style-name="P7">incij^al landing of the city, at five o'clock, P. M. While passing up the harbor, we spoke the bark Elvira, of Boston, bound out for San Francisco, with sixty-three passengers. Suspended from her main-stay, were several bunches of bananas, which looked very inviting, as I had not tasted fruit of any descrij)tion for more than forty days.</text:p>
      <text:p text:style-name="P7"/>
      <text:p text:style-name="P7">The custom of hailing vessels from this fort is</text:p>
      <text:p text:style-name="P7"/>
      <text:p text:style-name="P7">" More honored in tlie breach than in the observance."</text:p>
      <text:p text:style-name="P7"/>
      <text:p text:style-name="P7">The scene presented from the deck of a vessel on enterins: the harbor of Bio de Janeiro is unrivaled. The most romantic imagination can picture nothing more magnificent than this beautiful harbor,</text:p>
      <text:p text:style-name="P7"/>
      <text:p text:style-name="P7">rounded by innumerable conical hills clotlied to their summits with luxuriant tropical verdure, and the valleys dotted with beautiful white villas standing out in bold relief and contrast with the eternal green of the hills. Our anchor was scarcely down, before the news-boat came alongside. Soon after, we were visited by the Port Physician and the Custom-house officer. They had scarcely left us, before half a dozen shore-boats were alongside manned by half-naked negroes and Portuguese. The boats were soon filled to their utmost capacity by the passengers — scarcely a dozen remaining on board — and the word vamose being given, we soon passed the guard-ship and were landed on shore at the foot of Palace Square.</text:p>
      <text:p text:style-name="P7"/>
      <text:p text:style-name="P7">Immediately after landing, I went by invitation to the counting-house of Mr. Philip Hue, grocer and wine merchant, No. 14 Pua Direita, where I wrote letters to my friends in the United States. A mail-bag was to leave on the following day, on board the bark Hope, Captain Hall, bound for Philadelphia. Having finished my correspondence, I repaired to the Hotel Pharoux, accomj^anied by three friends, and ordered supper for four. The supper, consisting of cold chicken, coffee and rolls, was soon dispatched and the bill called for, which was presented by a very pretty French bar-maid. On examining the bill, I was thunder-struck ! It footed up, as I supposed, seven dollars and eighty cents ! I handed the bill to my companions, who exclaimed, simultaneously, "robbers! j^irates! Vil</text:p>
      <text:p text:style-name="P7"/>
      <text:p text:style-name="P7">I inquired for the proprietor of the hotel, for the purpose of ascertaining the price of chickens by the dozen. If they were two dolhirs each cooked, I desired to learn the price of the raio material ! The landlord soon made his appearance, and an explanation followed which soon placed matters in their true light. Our bill was four millreis and 780 reis, instead of $7.80, being about sixty-two cents each, but enough for cold chicken and coffee. There are at the present time in Kio fully one thousand Americans belonging to California passenger vessels, which has caused the boatmen, hotel and liverystable keepers to increase their tariff of prices fully one hundred j^cr cent. Not wishing to pay fifty cents for the privilege of sleeping on the soft side of a billiard table, I went on board the brig at eleven o'clock, P. M., not overly elated with life in Bio.</text:p>
      <text:p text:style-name="P7"/>
      <text:p text:style-name="P7">In the evening I visited the theatre San Januaria, for the express purpose of seeing the Emperor and Empress of Brazil ; but, for reasons best known to themselves, they did not appear in their box to be gazed at by the los Americanos. The first part of the entertainment consisted of feats on the tightrope by the far-famed Bavel family, after which was performed a pantomime by the stock company, which amused me very much</text:p>
      <text:p text:style-name="P7"/>
      <text:p text:style-name="P7">was a comedy, in the Portuguese language, not one word of wliicli was intelligible to nie. At the close of the jierformance I went to a public-house near by, kc^pt by a German, where I invested fifty cents for the privilege of trying to sleep on a dilapidated sofa until daylight.</text:p>
      <text:p text:style-name="P7"><text:soft-page-break/></text:p>
      <text:p text:style-name="P7">Thursday f March 8. — This morning, after breakfasting at the Hotel de Universe, I visited the Emperor's church, on the west side of Kua Direita, near the palace. An arched causeway or passage leads from the palace to the church, through which the Emperor, Empress and suite are admitted to mass. Externally, the church has a very dingy appearance, but its interior arrangements are more pleasing to the eye. As I crossed the threshold the hrst object that met my eye was one of the emperor's guards, whose complexion was a shade lighter than the ace of spades, with a musket at his shoulder, and stationed near the altar, at which were a dozen priests and friars, with shaven heads and black gowns, ducking and bobbing around a large silver crucifix, placed in front of a wax statue of Him who died to atone for the sins of the world. Worshipers of all ages, complexions and conditions were kneeling about the church and around the altar, there being no seats, saying mass. The walls and ceiling of the church are elaborately carved and handsomely gilded, and on each side are niches, occupied by statues of the various saints of the calendar.</text:p>
      <text:p text:style-name="P7"/>
      <text:p text:style-name="P7">Passing a cafe, we were hailed in English by a dapper little gentlemen, who scraped and bowed like a French dancing-master. We entered his cafe, and after drinking a bottle of claret wine, engaged him as guide to accompany us during the remainder of the day. ^Vt the foot of a mountain, at the extreme northern part of the town, we entered, by invitation, the o-arden of a Frenchman, once a resident of the</text:p>
      <text:p text:style-name="P7"/>
      <text:p text:style-name="P7">United States, but of late years a sojourner in Brazil. Having passed through the garden, fragrant with the sweet odors of tropical flowers, we visited an orange grove attached thereto, containing upwards of a thousand orange, lime, lemon and pitanga trees, laden with ripe and luscious fruit, of which we were invited to partake freely, "without money and without price." That scriptural order was religiously obeyed ! On leaving the orange grove, we j^assed a wash and spring-house, in which was a lusty wench elbow deep in soap-suds,</text:p>
      <text:p text:style-name="P7"/>
      <text:p text:style-name="P7">s we were about passing through the yard-gate on our return, my attention was arrested by two females seated on the ground, a few yards to the left, in front of a onestory stone building with grated doors and windows.</text:p>
      <text:p text:style-name="P7"/>
      <text:p text:style-name="P7">On approaching them we learned by gestures that the building was a guard-house, and two of its inmates were their husbands. I looked through the grated door and saw several prisoners lying on a rough deal table, on which was. standing a jug of water, and by its side were two or three loaves of brown bread. This scene having convinced me that there were persons in this wicked world whose conditions were worse than my own, I turned from the prison and the females seated at the door,</text:p>
      <text:p text:style-name="P7"/>
      <text:p text:style-name="P7">Casting my eyes in the direction of the Emperor's church, I noticed a hearse drawn by six plumed horses coming to a halt in front of it. Before I reached the church, the gold-laced coffin had been removed from the hearse and placed on a bier or altar in the middle of the floor, and the corpse exposed to view by opening the hinged lids. On each side of the cofiin were half a dozen priests and friars in black gowns trimmed with white, holding in their hands lighted wax candles four feet long and two inclies in diameter, the lower ends resting on the tile floor and the tops inclining slightly forward. There Avas also a long file of gentlemen dressed in black bearing blazing wax candles, on each side of the passage leading from the hearse to the bier, although it was broad daylight !</text:p>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3:06:26.763739236</meta:creation-date>
    <dc:date>2026-05-07T23:25:41.490981741</dc:date>
    <meta:editing-duration>PT5H45M13S</meta:editing-duration>
    <meta:editing-cycles>16</meta:editing-cycles>
    <meta:generator>LibreOffice/25.8.6.2$Linux_X86_64 LibreOffice_project/a46b460d1686bb49c718d2ef5f88b83ff2dc4981</meta:generator>
    <meta:document-statistic meta:table-count="0" meta:image-count="0" meta:object-count="0" meta:page-count="8" meta:paragraph-count="82" meta:word-count="4932" meta:character-count="28230" meta:non-whitespace-character-count="23361"/>
  </office:meta>
</office:document-meta>
</file>